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text:p/>
          </table:table-cell>
          <table:table-cell table:style-name="ce166" table:formula="of:=IF([.A23];-1;IF([.G23]&lt;&gt;[.H23];0;1))" office:value-type="float" office:value="0">
            <text:p>FAIL (0)</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text:p/>
          </table:table-cell>
          <table:table-cell table:style-name="ce166" table:formula="of:=IF([.A24];-1;IF([.G24]&lt;&gt;[.H24];0;1))" office:value-type="float" office:value="0">
            <text:p>FAIL (0)</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text:p/>
          </table:table-cell>
          <table:table-cell table:style-name="ce166" table:formula="of:=IF([.A25];-1;IF([.G25]&lt;&gt;[.H25];0;1))" office:value-type="float" office:value="0">
            <text:p>FAIL (0)</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text:p/>
          </table:table-cell>
          <table:table-cell table:style-name="ce166" table:formula="of:=IF([.A26];-1;IF([.G26]&lt;&gt;[.H26];0;1))" office:value-type="float" office:value="0">
            <text:p>FAIL (0)</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text:p/>
          </table:table-cell>
          <table:table-cell table:formula="of:=TESTSTAT(&quot;name&quot;; [.B46])">
            <text:p/>
          </table:table-cell>
          <table:table-cell table:style-name="ce160" table:formula="of:=TESTSTAT(&quot;time&quot;; [.B46])">
            <text:p/>
          </table:table-cell>
          <table:table-cell table:style-name="ce162" table:formula="of:=TESTSTAT(&quot;count&quot;; [.B46])">
            <text:p/>
          </table:table-cell>
          <table:table-cell table:style-name="ce164" table:formula="of:=[.E46]/[.D46]" office:value-type="float" office:value="0">
            <text:p>#DIV/0!</text:p>
          </table:table-cell>
          <table:table-cell table:number-columns-repeated="2"/>
          <table:table-cell table:style-name="ce166"/>
          <table:table-cell/>
        </table:table-row>
        <table:table-row table:style-name="ro6">
          <table:table-cell/>
          <table:table-cell table:formula="of:=TEST_PARSER(&quot;multiplicity&quot;)">
            <text:p/>
          </table:table-cell>
          <table:table-cell table:formula="of:=TESTSTAT(&quot;name&quot;; [.B47])">
            <text:p/>
          </table:table-cell>
          <table:table-cell table:style-name="ce160" table:formula="of:=TESTSTAT(&quot;time&quot;; [.B47])">
            <text:p/>
          </table:table-cell>
          <table:table-cell table:style-name="ce162" table:formula="of:=TESTSTAT(&quot;count&quot;; [.B47])">
            <text:p/>
          </table:table-cell>
          <table:table-cell table:style-name="ce164" table:formula="of:=[.E47]/[.D47]" office:value-type="float" office:value="0">
            <text:p>#DIV/0!</text:p>
          </table:table-cell>
          <table:table-cell table:number-columns-repeated="4"/>
        </table:table-row>
        <table:table-row table:style-name="ro6">
          <table:table-cell/>
          <table:table-cell table:formula="of:=TEST_PARSER(&quot;basic&quot;)">
            <text:p/>
          </table:table-cell>
          <table:table-cell table:formula="of:=TESTSTAT(&quot;name&quot;; [.B48])">
            <text:p/>
          </table:table-cell>
          <table:table-cell table:style-name="ce160" table:formula="of:=TESTSTAT(&quot;time&quot;; [.B48])">
            <text:p/>
          </table:table-cell>
          <table:table-cell table:style-name="ce162" table:formula="of:=TESTSTAT(&quot;count&quot;; [.B48])">
            <text:p/>
          </table:table-cell>
          <table:table-cell table:style-name="ce164" table:formula="of:=[.E48]/[.D48]" office:value-type="float" office:value="0">
            <text:p>#DIV/0!</text:p>
          </table:table-cell>
          <table:table-cell table:number-columns-repeated="4"/>
        </table:table-row>
        <table:table-row table:style-name="ro6">
          <table:table-cell/>
          <table:table-cell table:formula="of:=TEST_PARSER(&quot;special&quot;)">
            <text:p/>
          </table:table-cell>
          <table:table-cell table:formula="of:=TESTSTAT(&quot;name&quot;; [.B49])">
            <text:p/>
          </table:table-cell>
          <table:table-cell table:style-name="ce160" table:formula="of:=TESTSTAT(&quot;time&quot;; [.B49])">
            <text:p/>
          </table:table-cell>
          <table:table-cell table:style-name="ce162" table:formula="of:=TESTSTAT(&quot;count&quot;; [.B49])">
            <text:p/>
          </table:table-cell>
          <table:table-cell table:style-name="ce164" table:formula="of:=[.E49]/[.D49]" office:value-type="float" office:value="0">
            <text:p>#DIV/0!</text:p>
          </table:table-cell>
          <table:table-cell table:number-columns-repeated="4"/>
        </table:table-row>
        <table:table-row table:style-name="ro6">
          <table:table-cell/>
          <table:table-cell table:formula="of:=TEST_PARSER(&quot;numbers&quot;)">
            <text:p/>
          </table:table-cell>
          <table:table-cell table:formula="of:=TESTSTAT(&quot;name&quot;; [.B50])">
            <text:p/>
          </table:table-cell>
          <table:table-cell table:style-name="ce160" table:formula="of:=TESTSTAT(&quot;time&quot;; [.B50])">
            <text:p/>
          </table:table-cell>
          <table:table-cell table:style-name="ce162" table:formula="of:=TESTSTAT(&quot;count&quot;; [.B50])">
            <text:p/>
          </table:table-cell>
          <table:table-cell table:style-name="ce164" table:formula="of:=[.E50]/[.D50]" office:value-type="float" office:value="0">
            <text:p>#DIV/0!</text:p>
          </table:table-cell>
          <table:table-cell table:number-columns-repeated="4"/>
        </table:table-row>
        <table:table-row table:style-name="ro6">
          <table:table-cell/>
          <table:table-cell table:formula="of:=TEST_PARSER(&quot;types&quot;)">
            <text:p/>
          </table:table-cell>
          <table:table-cell table:formula="of:=TESTSTAT(&quot;name&quot;; [.B51])">
            <text:p/>
          </table:table-cell>
          <table:table-cell table:style-name="ce160" table:formula="of:=TESTSTAT(&quot;time&quot;; [.B51])">
            <text:p/>
          </table:table-cell>
          <table:table-cell table:style-name="ce162" table:formula="of:=TESTSTAT(&quot;count&quot;; [.B51])">
            <text:p/>
          </table:table-cell>
          <table:table-cell table:style-name="ce164" table:formula="of:=[.E51]/[.D51]" office:value-type="float" office:value="0">
            <text:p>#DIV/0!</text:p>
          </table:table-cell>
          <table:table-cell table:number-columns-repeated="4"/>
        </table:table-row>
        <table:table-row table:style-name="ro6">
          <table:table-cell table:number-columns-repeated="3"/>
          <table:table-cell table:style-name="ce161" table:formula="of:=SUM([.D46:.D51])" office:value-type="float" office:value="0">
            <text:p>0,0 sec</text:p>
          </table:table-cell>
          <table:table-cell table:style-name="ce163" table:formula="of:=SUM([.E46:.E51])" office:value-type="float" office:value="0">
            <text:p>0</text:p>
          </table:table-cell>
          <table:table-cell table:style-name="ce165" table:formula="of:=[.E52]/[.D52]" office:value-type="float" office:value="0">
            <text:p>#DIV/0!</text:p>
          </table:table-cell>
          <table:table-cell table:number-columns-repeated="4"/>
        </table:table-row>
        <table:table-row table:style-name="ro6">
          <table:table-cell table:number-columns-repeated="10"/>
        </table:table-row>
        <table:table-row table:style-name="ro6">
          <table:table-cell/>
          <table:table-cell table:formula="of:=TEST_PARSER(&quot;all&quot;)">
            <text:p/>
          </table:table-cell>
          <table:table-cell table:formula="of:=TESTSTAT(&quot;name&quot;; [.B54])">
            <text:p/>
          </table:table-cell>
          <table:table-cell table:style-name="ce160" table:formula="of:=TESTSTAT(&quot;time&quot;; [.B54])">
            <text:p/>
          </table:table-cell>
          <table:table-cell table:style-name="ce162" table:formula="of:=TESTSTAT(&quot;count&quot;; [.B54])">
            <text:p/>
          </table:table-cell>
          <table:table-cell table:style-name="ce164" table:formula="of:=[.E54]/[.D54]" office:value-type="float" office:value="0">
            <text:p>#DIV/0!</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text:p/>
          </table:table-cell>
          <table:table-cell table:number-columns-repeated="8"/>
        </table:table-row>
        <table:table-row table:style-name="ro11">
          <table:table-cell table:style-name="ce153" office:value-type="string">
            <text:p>pDecDigit</text:p>
          </table:table-cell>
          <table:table-cell table:style-name="ce153" table:formula="of:=TPARSER_TOSTRING([.A62])">
            <text:p/>
          </table:table-cell>
          <table:table-cell table:number-columns-repeated="8"/>
        </table:table-row>
        <table:table-row table:style-name="ro12">
          <table:table-cell table:style-name="ce153" office:value-type="string">
            <text:p>pHexLit</text:p>
          </table:table-cell>
          <table:table-cell table:style-name="ce153" table:formula="of:=TPARSER_TOSTRING([.A63])">
            <text:p/>
          </table:table-cell>
          <table:table-cell table:number-columns-repeated="8"/>
        </table:table-row>
        <table:table-row table:style-name="ro13">
          <table:table-cell table:style-name="ce153" office:value-type="string">
            <text:p>pTypeExpr</text:p>
          </table:table-cell>
          <table:table-cell table:style-name="ce153" table:formula="of:=TPARSER_TOSTRING([.A64])">
            <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table:number-columns-spanned="1" table:number-rows-spanned="101">
            <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7.06.2017</text:date>, <text:time>13:24:5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7T13:24:51.45</dc:date>
    <meta:editing-duration>P172DT9H41M22S</meta:editing-duration>
    <meta:editing-cycles>788</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Str(readHex( "CAFEBAB")), typeStr(aLong)).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s ---


' --- ctor test ---


' --- destructors ---

Function car(Optional xs)
	If isMissing(xs) Then : car = Fn.car : Exit Function : End If
	If isNil(xs) Then
		croak("car: nil")
	Else
		'car = List_car(xs)
		car = field(0, xs)
	End If
End Function

Function cdr(Optional xs)
	If isMissing(xs) Then : cdr = Fn.cdr : Exit Function : End If
	If isNil(xs) Then
		croak("cdr: nil")
	Else
		'cdr = List_cdr(xs)
		cdr = field(1, xs)
	End If
End Function

Function length(Optional ByVal xs)
	If isMissing(xs) Then : length = Fn.length : Else
		'length = List_length(xs)
		Dim out As Integer
		out = 0
		Do Until isNil(xs)
			out = out + 1
			xs = cdr(xs)
		Loop
		length = out
	End If
End Function

' --- type test ---

Function isList(Optional x As Variant)
	Static oFn As Object
	If isMissing(x) Then
		If isNull(oFn) Then : oFn = Fn.isList : End If
		isList = oFn
	Else
		Dim c As Object : c = ctorOf(x)
		'isList = hasType(x, TList)
		isList = CBool(DataValue_same(c, Tp.List_Nil) _
					Or DataValue_same(c, Tp.List_Cons) _
		)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cadr(xs)
	cadr = car(cdr(xs))
End Function

Function caddr(xs)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ypeStr()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ypeStr()
	assertEqual(typeStr(nil), "Data/List").x
	
	Dim lst
	lst = cons(5, nil)
	assertEqual(typeStr(lst), "Data/List").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Throws(Fn.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Fn.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hasType				As Object
	
	TASN_dot			As Object
	TASN_toString		As Object
	mkASN				As Object
	mkDtTerminal		As Object
	mkDtCClass			As Object
	mkDtNonterminal		As Object
	mkDtMult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hasType			= mkFn(fs, "hasType",			2, "Any -&gt; Typ -&gt; Bool")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hasType":				out = hasType(			a0, a1)
		Case "TASN_dot":			out = TASN_dot(			a0, a1)
		Case "mkDtCClass":			out = mkDtCClass(		a0, a1)
		Case "mkDtNonterminal":		out = mkDtNonterminal(	a0, a1)
		Case "mkDtMult":			out = mkDtMult(			a0, a1)
		Case Else
			Goto applyLast_unknownF
	End Select
	applyLast = out
	Exit Function
applyLast_of_three:
	a0 = cadr(reverseArgs) 'fn.args(0)
	a1 = car(reverseArgs) 'fn.args(1)
	a2 = arg
	Select Case name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Str(x) = typeStr(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Str(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newDataValue(ctor As DataValue, ByRef args As Array)
	Static instanceCount As Long
	Dim out As New DataValue
	out.ctor   = ctor
	out.fields = args
	out.id	   = instanceCount
	instanceCount = instanceCount + 1
	_newDataValue = out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argTypes of cons so we can use list fns
		' (can use convenience fns already)
		Dim vParam, vApp
		'vParam = _newDataValue(cParam, Array(0))	'	
		'vApp   = _newDataValue(cApp, Array(tcList, vParam))	'	
		
		cCons.fields(DataCtor_argTypes) =		_
			_newDataValue( cCons, Array(TypeParam(0),	_
			_newDataValue( cCons, Array(TList(TypeParam(0)), _
			vNil _
		))))
		
		' argTypes of DataTypeCtor
		vApp = TList(tcDataTypeCtor)
		'vApp = applyDC(cApp, tcList, tcDataTypeCtor)
		'vApp.str = "[TDataTypeCtor]"
		cDataTypeCtor.fields(DataCtor_argTypes) = _
			List(nStr, nInt, vApp)
		
		' argTypes of DataCtor
		vApp = TList(tcType)	'	vApp = applyDC(cApp, tcList, tcType)	'	
		cDataCtor.fields(DataCtor_argTypes) = _
			List(nStr, vApp, tcDataTypeCtor)
		
		' set dataCtors fields
		tcDataCtor.fields(DataTypeCtor_dataCtors) =	List(cDataCtor)
		tcList.fields(DataTypeCtor_dataCtors) =	_
			List(cNil, cCons)
		
		'tcDataTypeCtor.fields(DataTypeCtor_dataCtors) =	List(cDataTypeCtor)
		'tcType.fields(DataTypeCtor_dataCtors) =	_
		'	List(cNtv, cParam, cApp)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Ntv.str		= "Native"
		out.TType_Param.str		= "Param :: Int -&gt; Type"
		out.TType_App.str		= "App :: Type -&gt; Type -&gt; Type"
		
		nStr.str 				= cNtv.str &amp; "_Str"
		nInt.str 				= cNtv.str &amp; "_Int"
		
		' -- more BASIC types:
		out.Native_Boolean	= applyDC(cNtv, "Bool",	 TypeName(CBool(0)), VarType(CBool(0))	)
		out.Native_Boolean.str = "Bool"
		out.Native_Byte 	= applyDC(cNtv, "Byte",	 TypeName(CByte(0)), VarType(CByte(0))	)
		out.Native_Integer	= nInt		
		out.Native_Long 	= applyDC(cNtv, "Long",	 TypeName(CLng(0)),  VarType(CLng(0))	)
		out.Native_Single	= applyDC(cNtv, "Sng", 	 TypeName(CSng(0)),  VarType(CSng(0))	)
		out.Native_Double	= applyDC(cNtv, "Dbl",	 TypeName(CDbl(0)),  VarType(CDbl(0))	)
		out.Native_String 	= nStr
		out.Native_Object	= applyDC(cNtv, "Obj",	 TypeName(Nothing),  VarType(Nothing)	)
		out.Native_Empty	= applyDC(cNtv, "Empty", TypeName(Empty),	 VarType(Empty)		)
		out.Native_Array	= applyDC(cNtv, "Array", "Array",  VarType(Array())	)
		out.Native_Date		= applyDC(cNtv, "Date",	 TypeName(Date),  	 VarType(Date)		)
		Dim aVariant As Variant
		out.Native_Variant	= applyDC(cNtv, "Variant", TypeName(aVariant), VarType(aVariant))
						
	End If
	Tp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Dim c : c = _ctor(x) ' DON'T dot-access members in here!
	out = field(DataCtor_typeCtor, c)
	c = _ctor(c) ' .ctor of x's .ctor
	If Not(DataValue_same(c, Tp.DataCtor)) Then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Function TDataTypeCtor()
	Static out As Object : If isNull(out) Then : out = Tp.TDataTypeCtor : End If
	TDataTypeCtor = out
End Function

Function TDataCtor()
	Static out As Object : If isNull(out) Then : out = Tp.TDataCtor : End If
	TDataCtor = out
End Function

Function TList(Optional typeArg)
	Static tc As Object : If isNull(tc) Then : tc = Tp.List : End If
	Dim out
	If isMissing(typeArg) Then
		out = tc
	Else
		out = TypeApp(tc, typeArg)
	End If
	TList = out
End Function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nil()
	Static out As Object : If isNull(out) Then : out = Tp.List_Nil.x : End If
	nil = out
End Function

Function isNil(Optional xs)
	Static oFn As Object, cNil As Object, cCons As Object
	Dim out
	If isNull(oFn) Then 
		oFn = Fn.isNil
		cNil  = Tp.List_Nil
		cCons = Tp.List_Cons
	End If
	If isMissing(xs) Then
		out = oFn
	Else
		On Local Error Goto isNil_typeError
		Dim c
		c = _ctor(xs)
		If DataValue_same(c, cCons) Then
			out = False
		ElseIf DataValue_same(c, cNil) Then
			out = True
		Else
isNil_typeError:
			croak("isNil: expected a List but got " &amp; NL &amp; toString(xs))
		End If
	End If
	isNil = out
End Function

Function List_cons(Optional x As Variant, Optional xs As Variant)
	Static oFn As Object : Static c As Object
	If isNull(oFn) Then
		oFn = Fn.cons
		c = Tp.List_Cons
	End If
	Dim out
	If isMissing(x) Then
		out = c
	ElseIf isMissing(xs) Then
		croak("List_cons/NYI: partial application")
	Else
		' TODO: require xs to be of type List a and x of type a
		'out = _newDataValue(c, Array(x, xs))
		out = applyDC(c, x, xs)
	End If
	List_cons = out
End Function


Function cons(Optional x, Optional xs)
	Static oFn As Object : Static c As Object
	Dim out As Variant
	If isNull(oFn) Then
		oFn = Fn.cons
		c = Tp.List_Cons
	End If
	If isMissing(xs) Then
		out = _apply(oFn, x, xs)
	Else
		If isList(xs) Then
			out = applyDC(c, x, xs)
		Else
			croak("cons: invalid tail - expected a List but got a " &amp; typeStr(xs) &amp; ":" &amp; NL &amp; toString(xs))
		End If
	End If
	cons = out
End Function


Function List_car(xs As Variant)
	List_car = field(0, xs)
End Function

Function List_cdr(xs As Variant)
	List_cdr = field(1, xs)
End Function

Function List_cadr(xs As Variant)
	List_cadr = List_car(List_cdr(xs))
End Function

Function List_cddr(xs As Variant)
	List_cddr = List_cdr(List_cdr(xs))
End Function

Function List_caddr(xs As Variant)
	List_caddr = List_car(List_cdr(List_cdr(xs)))
End Function

Function List_cdddr(xs As Variant)
	List_cdddr = List_cdr(List_cdr(List_cdr(xs)))
End Function

Function List_nth(ByVal n As Integer, ByVal xs As Variant)
	Do Until (n = 0)
		xs = List_cdr(xs)
		n = n - 1
	Loop
	List_nth = List_car(xs)
End Function

Function List_length(ByVal xs As Variant)
	Dim out As Integer
	Do Until isNil(xs)
		out = out + 1
		xs = List_cdr(xs)
	Loop
	List_length = out
End Function

Function TString()
	Static out As Object : If isNull(out) Then : out = Tp.TType_Str.x : End If
	TString = out
End Function

Function TInteger()
	Static out As Object : If isNull(out) Then : out = Tp.TType_Int.x : End If
	TIntege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out = applyDC(cApp, tc, ta)
		out = _newDataValue(cApp, Array(tc, ta))
		
		' tc must be an "applicable" type,
		' ie: a DataTypeCtor with arity &gt; 0
		'     or a TypeApp with at least 1 unbound TypeParam
		Dim tcCtor As Variant, r As Integer, tcStr As String
		tcCtor = ctorOf(tc)
		If isEmpty(tcCtor) Then
			Goto TypeApp_invalid_1st_arg
		ElseIf DataValue_same(tcCtor, DataTypeCtor) Then
			' has it arity &gt; 0 ?
			r = field(DataTypeCtor_arity, tc)
			If r &lt; 1 Then
				Goto TypeApp_invalid_1st_arg
			End If
			tcStr = field(DataTypeCtor_name, tc)
		ElseIf DataValue_same(tcCtor, cApp) Then
			' TODO: TypeApp.str/typeCtor - has it arity &gt; 1 ?
			tcStr = tc.str
		Else
			Goto TypeApp_invalid_1st_arg
		End If
		
		' ta must be a "complete" type,
		' ie: a DataTypeCtor with arity = 0
		'  or a TypeApp
		'  or a TypeParam
		'  or a native type (Native_Str, Native_Int, ...)
		If Not(isType(ta)) Then ' ensures all the above
			Goto TypeApp_invalid_2nd_arg
		Else
			Dim taCtor As Object, taStr As String
			taCtor = ctorOf(ta)
			If DataValue_same(taCtor, DataTypeCtor) Then
				taStr = field(DataTypeCtor_name, ta)
			ElseIf DataValue_same(taCtor, cApp) Then
				If Not(startsWith(taStr, "[")) Then
					taStr = "(" &amp; taStr &amp; ")"
				End If
			Else
				taStr = ta.str
			End If
		End If
		
		If DataValue_same(tc, TList) Then
			out.str = "[" &amp; taStr &amp; "]"
		Else
			out.str = tcStr &amp; " " &amp; taStr
		End If
		
	End If
	TypeApp = out
	Exit Function
TypeApp_invalid_1st_arg:
	croak("TypeApp: cannot apply " &amp; toString(tc))	
	Exit Function
TypeApp_invalid_2nd_arg:
	croak("TypeApp: invalid type arg " &amp; toString(ta))	
End Function

' --------------------------------------------------------------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Dim out As Variant
	If isMissing(t) Then
		If isNull(oFn) Then : oFn = Fn.hasType : End If
		If isMissing(v) Then	: out = oFn
		Else					: out = apply1(oFn, v)
		End If
	Else
		out = False
		Dim tOk As Boolean
		tOk = False
		Dim ct As Object, tc As Object, cv As Object
		ct = ctorOf(t)
		If DataValue_same(ct, Tp.DataTypeCtor) Then
			' fine: t is a data type
			tOk = True
		ElseIf DataValue_same(ct, DataCtor) Then
			tc = field(DataCtor_typeCtor, cv)
			If DataValue_same(tc, Tp.TType) Then
				' fine: t is either a Type.Ntv, a Type.Param or a Type.App
				tOk = True
			End If
		End If
		If Not(tOk) Then
			Goto hasType_invalidType
		End If
		
		
	End If	
		
	hasType = out
	Exit Function
hasType_invalidType:
	croak("hasType: not a type: " &amp; toString(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n = 1 : If r &lt; n Then : Goto applyDC_too_many_args : End If
		'a = a0 : i = 0 : t = List_nth(i, ats)
		'If Not(hasType(a, t)) Then : Goto applyDC_typeError : End If
	ElseIf isMissing(a2) Then
		n = 2 : If r &lt; n Then : Goto applyDC_too_many_args : End If
		'a = a0 : i = 0 : t = List_nth(i, ats)
		'If Not(hasType(a, t)) Then : Goto applyDC_typeError : End If
		'a = a1 : i = 1 : t = List_nth(i, ats)
		'If Not(hasType(a, t)) Then : Goto applyDC_typeError : End If
	ElseIf isMissing(a3) Then
		n = 3 : If r &lt; n Then : Goto applyDC_too_many_args : End If
	ElseIf isMissing(a4) Then
		n = 4 : If r &lt; n Then : Goto applyDC_too_many_args : End If
	Else
		croak("applyDC " &amp; cName &amp; ": " _
			&amp; " only up to 4 args supported - got 5" _
		)
	End If
	
	If n &lt; r Then
		Dim typeStr As String
		For i = n To r - 1
			t = List_nth(i, ats)
			'If (t.str &lt;&gt; "") Then
			'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n = 0 Then
			out = c.x
			If isEmpty(out) Then
				croak("applyDC " &amp; cName &amp; ": singleton ctor " _
					&amp; " empty with .x" _
				)
			End If
		Else
			Dim fields
			Select Case n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_DataValue_toString_Type(t) _
			&amp; NL &amp; "but got" _
			&amp; NL &amp; toString(a)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Dim out
	out = False
	If isObject(t) Then
		On Local Error Goto isType_end
		Dim c : c = _ctor(t) ' DON't dot-access it!
		If DataValue_same(c, Tp.Native) Then
			out = True
		ElseIf DataValue_same(c, Tp.DataTypeCtor) Then
			out = (field(DataTypeCtor_arity, t) = 0)
		ElseIf DataValue_same(_ctor(c), Tp.DataCtor) Then
			' DON't use typeCtorOf
			out = DataValue_same(field(DataCtor_typeCtor, c), Tp.TType)
		End If
	End If
isType_end:
	isType = out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Str(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_tyname(o As Object)
	_tyname = o.tyname
End Function




Function isString(Optional x As Variant)
	If isMissing(x) Then
		isString = Fn.isString
	Else
		isString = (typeStr(x) = typeStr(""))
	End If
End Function

Function isInteger(Optional x As Variant)
	Dim out As Variant
	If isMissing(x) Then : out = Fn.isInteger
	Else 				 : out = (typeStr(x) = typeStr(0))
	End If
	isInteger = out
End Function


Function [test_Type======================================]
	test_Type_DataValue()
	test_Type_isDataValue()
	
	test_bootstrapTypes()
	test_Type_typeOf()
	test_Type_typeStr()
	test_Type_isType()

	
	
	'test_Type_typeStr()
	test_Type_isObject()
	test_Type_isString()
	test_Type_isInteger()
	
	test_Type_hasType()
	
	'test_Type_dot_str()
	
	test_Type_applyDC()
		
	'test_Type_isDataType()
	'test_Type_TypeCtor()
	'test_Type_DataCtor()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x.id _
			&amp; IIf(exp, "", "NOT") _
			&amp; " to be same as .id " &amp; y.id &amp; ":" _
			&amp; NL &amp; ".id " &amp; x.id &amp; ": " &amp; DataValue_toString(x) _
			&amp; NL _
			&amp; NL &amp; ".id " &amp; y.id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List_car(ys), vNil).x
	assert_same(List_cdr(ys), xs).x
	assert_same(List_car(xs), vNil).x
	xs = cons(2, cons(3, vNil))
	ys = cons(1, xs)
	assertEqual(                             List_car(ys),		1).x
	assert_same(              				 List_cdr(ys),	   xs).x
	assertEqual(                             List_car(xs),		2).x	
	assertEqual(                    List_car(List_cdr(ys)),		2).x	
	assertEqual(                    List_car(List_cdr(xs)),		3).x	
	assertEqual(           List_car(List_cdr(List_cdr(ys))),	3).x	
	assertEqual(	isNil(List_cdr(List_cdr(List_cdr(ys)))), 	True).x	

	assertEqual(            List_cadr(ys),	2).x	
	assertEqual(            List_cadr(xs),	3).x	
	assertEqual(	isNil( List_cddr(xs)),	True).x	
	assertEqual(           List_caddr(ys),	3).x	
	assertEqual(	isNil(List_cdddr(ys)),	True).x	

	assertEqual(List_nth(0, xs), 2).x
	assertEqual(List_nth(1, xs), 3).x
	assertEqual(List_nth(0, ys), 1).x
	assertEqual(List_nth(1, ys), 2).x
	assertEqual(List_nth(2, ys), 3).x

	'--- List_length
	assertEqual(List_length(				  vNil), 	0).x
	assertEqual(List_length(		 cons(0, vNil)), 	1).x
	assertEqual(List_length(cons(0, cons(0, vNil))), 	2).x

	'assertEqual(isFn(Fn.length), 	True).x	' from Fn object
	'assertEqual(isFn(List_length), 	True).x	' from 0-arg call
	'assertEqual(arity(List_length), 1).x
	
	'assertEqual(apply(List_length,						  vNil), 	0).x
	'assertEqual(apply(List_length,			 cons(0, vNil)), 	1).x
	'assertEqual(apply(List_length,	cons(0, cons(0, vNil))), 2).x

	
	'--- with List_length and List_nth, 
	'    check dataCtors fields of data type ctors so far (TType later)
	Dim dataCtors
	dataCtors = field(DataTypeCtor_dataCtors,         tcDataTypeCtor)
	assertEqual(List_length(dataCtors), 1).x
	assert_same(List_nth(0, dataCtors), cDataTypeCtor).x
	
	dataCtors = field(DataTypeCtor_dataCtors,         tcDataCtor)
	assertEqual(List_length(dataCtors), 1).x
	assert_same(List_nth(0, dataCtors), cDataCtor).x
	
	dataCtors = field(DataTypeCtor_dataCtors,         tcList)
	assertEqual(List_length(dataCtors), 2).x
	assert_same(List_nth(0, dataCtors), cNil).x
	assert_same(List_nth(1, dataCtors), cCons).x
	
	
	'--- data ctors of TType

	dataCtors = field(DataTypeCtor_dataCtors, tcType)
	assertEqual(List_length(dataCtors), 2).x
	Dim cParam	: cParam = Tp.TType_Param
	Dim cApp	: cApp	 = Tp.TType_App
	assert_same(List_nth(0, dataCtors), cApp).x
	assert_same(List_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ist_length(argTypes), 3).x
	
	assert_same(List_nth(DataTypeCtor_name,			argTypes), nStr).x
	assert_same(List_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ist_length(argTypes), 1).x
	assert_same(List_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ist_length(argTypes), 2).x
	assert_same(List_nth(1, argTypes), tcType).x
	' TODO: really only TDataTypeCtor? - it means only 1 type param ever!
	assert_same(List_nth(0, argTypes), tcType).x

	'--- apply data ctor App
	Dim vApp As Variant
	vApp = TypeApp(tcList, nInt)
	assertEqual(isDataValue(vApp),	True	).x
	assertEqual( fieldCount(vApp),	2		).x
	assert_hasCtor(         vApp,	cApp	).x	

	assert_same(field(0,	vApp),	tcList).x
	assert_same(field(1,	vApp),	nInt).x
	
	
	vApp = TypeApp(TList(nInt), nStr)
	
	' TODO: make convenience fn TypeApp return a TFn on 0 args
	'assertThrows(TypeApp, Array(vInt, tcList))
	
	
	'--- apply data ctor DataTypeCtor
	Dim tcUnit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Fals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TList, 			TDataTypeCtor), True).x
	
	assertEqual(hasType(DataCtor,		TDataTypeCtor), False).x
	assertEqual(hasType(DataTypeCtor,	TDataTypeCtor), False).x

	assertThrows(hasType, Array(TDataCtor, DataCtor)).x
	
	assertEqual(hasType(nil,			TList),		True).x
	assertEqual(hasType(List(1),		TList),		True).x
	assertEqual(hasType(Tp.List_Cons,	TList),		False).x
	assertEqual(hasType(Tp.List_Cons,	TDataCtor),	True).x
		
	assertEqual(hasType(TString,						TType), True).x
	assertEqual(hasType(TInteger,						TType), True).x
	assertEqual(hasType(TypeParam(0),					TType), True).x
	assertEqual(hasType(TypeApp(TList, TypeParam(0)),	TType), True).x

	' NYI
	'assertEqual(hasType(3, TypeParam(0)), True).x
	' NYI
	'assertEqual(hasType(3, TypeApp(TList TString)), True).x
	
	assertEqual(hasType("",				TString),	 True).x
	assertEqual(hasType("a",			TString),	 True).x
	assertEqual(hasType("foobar",		TString),	 True).x
	assertEqual(hasType(Nothing,		TString),	False).x
	assertEqual(hasType(Empty,			TString),	False).x
	assertEqual(hasType(True,			TString),	False).x
	assertEqual(hasType(False,			TString),	False).x
	assertEqual(hasType(0,				TString),	False).x
	assertEqual(hasType(1,				TString),	False).x
	assertEqual(hasType(3.14,			TString),	False).x
	assertEqual(hasType(Array(),		TString),	False).x
	assertEqual(hasType(Array(42),		TString),	False).x
	assertEqual(hasType(Array(42),		TString),	False).x
	assertEqual(hasType(TList,			TString),	False).x
	assertEqual(hasType(Tp.List_Nil,	TString),	False).x
	assertEqual(hasType(Tp.List_Cons,	TString),	False).x
	assertEqual(hasType(nil,			TString),	False).x
	assertEqual(hasType(List(),			TString),	False).x
	assertEqual(hasType(List(1),		TString),	False).x
	assertEqual(hasType(List(1, 2),		TString),	False).x

	assertEqual(hasType("",				TInteger),	False).x
	assertEqual(hasType("a",			TInteger),	False).x
	assertEqual(hasType("foobar",		TInteger),	False).x
	assertEqual(hasType(Nothing,		TInteger),	False).x
	assertEqual(hasType(Empty,			TInteger),	False).x
	assertEqual(hasType(True,			TInteger),	False).x
	assertEqual(hasType(False,			TInteger),	False).x
	assertEqual(hasType( 0,				TInteger),	 True).x
	assertEqual(hasType( 1,				TInteger),	 True).x
	assertEqual(hasType(-1,				TInteger),	 True).x
	assertEqual(hasType( 32766,			TInteger),	 True).x '0x7FFE
	assertEqual(hasType( 32767,			TInteger),	 True).x '0x7FFF
	assertEqual(hasType( 32768,			TInteger),	False).x '0x8000 (!)
	assertEqual(hasType( 65534,			TInteger),	False).x '0xFFFE
	assertEqual(hasType( 65535,			TInteger),	False).x '0xFFFF
	assertEqual(hasType( 65536,			TInteger),	False).x '0x80000
	assertEqual(hasType(-32766,			TInteger),	 True).x '0x8002
	assertEqual(hasType(-32767,			TInteger),	 True).x '0x8001
	assertEqual(hasType(-32768,			TInteger),	 True).x '0x8000
	assertEqual(hasType(-32769,			TInteger),	False).x '0x17FFF (!)
	assertEqual(hasType(-65534,			TInteger),	False).x '0xFFFE
	assertEqual(hasType(-65535,			TInteger),	False).x '0xFFFF
	assertEqual(hasType(-65536,			TInteger),	False).x '0x80000
	assertEqual(hasType(3.14,			TInteger),	False).x
	assertEqual(hasType(Array(),		TInteger),	False).x
	assertEqual(hasType(Array(42),		TInteger),	False).x
	assertEqual(hasType(Array(42),		TInteger),	False).x
	assertEqual(hasType(TList,			TInteger),	False).x
	assertEqual(hasType(Tp.List_Nil,	TInteger),	False).x
	assertEqual(hasType(Tp.List_Cons,	TInteger),	False).x
	assertEqual(hasType(nil,			TInteger),	False).x
	assertEqual(hasType(List(),			TInteger),	False).x
	assertEqual(hasType(List(1),		TInteger),	False).x
	assertEqual(hasType(List(1, 2),		TIntege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assertEqual(hasType(DataCtor,				TType), False).x
	'assertEqual(hasType(DataTypeCtor,			TType), False).x
	
	assertEqual(hasType(TList,			TType),	False).x
	assertEqual(hasType(Tp.List_Nil,	TType),	False).x
	assertEqual(hasType(Tp.List_Cons,	TType),	False).x
	assertEqual(hasType(nil,			TType),	False).x
	assertEqual(hasType(List(),			TType),	False).x
	assertEqual(hasType(List(1),		TType),	False).x
	assertEqual(hasType(List(1, 2),		TType),	Fals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vStr, vInt
	Dim cStr, cInt
	vStr = TString  : cStr = ctorOf(vStr)
	vInt = TInteger : cInt = ctorOf(vInt)
	assertEqual(vStr.str,	"Str").x
	assertEqual(vInt.str,	"Int").x
	assertEqual(cStr.str,	"Type.String").x
	assertEqual(cInt.str,	"Type.Integer").x
	
	assertEqual(TypeParam.str,		"Type.TypeParam").x
	assertEqual(TypeParam(0).str,	"a0").x
	assertEqual(TypeParam(1).str,	"a1").x
	assertEqual(TypeParam(2).str,	"a2").x
	
	assertEqual(TypeApp.str,						"Type.TypeApp").x
	assertEqual(TypeApp(TList, TypeParam(0)).str,	"List a0").x
	assertEqual(TypeApp(TList, TString).str,		"List Str").x
	assertEqual(TypeApp(TList, TInteger).str,		"List Int").x
	assertEqual(TypeApp(TList, TType).str,			"List Type").x

	Dim t : t = TypeApp(TList, TypeApp(TList, TString))
	assertEqual(t.str,	"List (List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c, List(42)), True).x
	
	a = applyDC(c, 42, nil)
	assert_hasCtor(a, c).x
	assertEqual(TList_equ(c,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